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Tesla et l’innovation technologique en 2024 : un leader qui redéfinit les standards</text:p>
      <text:p/>
      <text:p text:style-name="Normal">En 2024, Tesla continue de dominer le marché de l’innovation technologique, consolidant sa position de pionnier dans plusieurs secteurs clés. Avec ses véhicules électriques (VE) toujours plus performants, ses avancées en intelligence artificielle et son écosystème énergétique révolutionnaire, l’entreprise fondée par Elon Musk illustre comment la technologie peut transformer des industries entières. Les modèles comme le Cybertruck ou la nouvelle génération de Model S et Model X prouvent que Tesla ne se contente pas d’évoluer : elle réinvente constamment ce que signifie conduire une voiture.</text:p>
      <text:p/>
      <text:p text:style-name="Normal">Des voitures autonomes plus proches de la réalité</text:p>
      <text:p text:style-name="Normal">L’un des domaines où Tesla marque des points majeurs en 2024 est celui de la conduite autonome. Grâce à son système Full Self-Driving (FSD), désormais disponible pour une diffusion plus large, les véhicules Tesla intègrent des capteurs avancés et un algorithme d’apprentissage profond sophistiqué. Bien que des défis réglementaires persistent, ces innovations rapprochent chaque jour davantage le rêve d’une mobilité pleinement automatisée. Les mises à jour logicielles régulières permettent aux modèles existants de gagner en précision et en sécurité, renforçant encore la confiance des utilisateurs.</text:p>
      <text:p/>
      <text:p text:style-name="Normal">L’énergie durable : beyond cars</text:p>
      <text:p text:style-name="Normal">Au-delà des automobiles, Tesla reste un acteur majeur dans la transition énergétique avec sa gamme Powerwall pour le stockage domestique et ses installations solaires innovantes. En 2024, l’entreprise étend son réseau Gigafactory pour répondre à une demande croissante en batteries à haute capacité i.e., celles utilisées non seulement pour les voitures mais aussi pour stabiliser les réseaux électriques mondiaux via Megapack (lié au projet *Australian Hornsdale Power Reserve*). Ces solutions illustrent comment technologie verte peut concurrencer – voire supplanter – les systèmes énergivores traditionnels.</text:p>
      <text:p/>
      <text:p text:style-name="Normal">Les défis et controverses</text:p>
      <text:p text:style-name="Normal">Cependant, 2024 n’est pas exempté d’obstacles pour Tesla. Des critiques persistent sur certains aspects du FSD ou sur la qualité perçue dans certains ateliers après-vente durant cette période exceptionnellement forte croissance globale (*cf.* endettement structurel). Par ailleurs certaines législation restent réticente voire assez strict face aux innovations liées aux IA embarquées… Malgré cela Elon Musk parvient systématiquement a attirer une communauté ultra-dévouée qui défend chacun nouveau produit lancé malgré tout.</text:p>
      <text:p/>
      <text:p text:style-name="Normal">En conclusion Texas (siège social depuis maintenant plusieurs années) confirme.Tesla n’est plus simplement un constructeur automobile; c’est désormais une plateforme intégrée qui façonne l’avenir du transport moderne tout comme celui énergie renouvelable grâce innovation permanente.L’enjeu reste immense : maintenir ce rythme face concurrence grandissante notamment venue Asie mais surtout créer normes morales/techniques permettant repartition équitable entre progrès humain respect environnemental…</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